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7.75cm" fo:min-width="12.5cm"/>
    </style:style>
    <style:style style:name="gr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1.75cm" fo:min-width="4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75cm" fo:min-width="4.5cm"/>
    </style:style>
    <style:style style:name="gr6" style:family="graphic" style:parent-style-name="standard">
      <style:graphic-properties draw:fill="solid" draw:fill-color="#ffcccc" draw:textarea-horizontal-align="justify" draw:textarea-vertical-align="middle" draw:auto-grow-height="false" fo:min-height="1.75cm" fo:min-width="4.5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 draw:fill-color="#ff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cm" svg:height="8cm" svg:x="4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cm" svg:height="1cm" svg:x="4.1cm" svg:y="5cm">
            <text:p text:style-name="P2">FOLIO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5cm" svg:height="2cm" svg:x="5cm" svg:y="10cm">
          <text:p text:style-name="P2">mod_director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2cm" svg:x="11cm" svg:y="10cm">
          <text:p text:style-name="P2">mod_r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cm" svg:y1="11cm" svg:x2="9.9cm" svg:y2="11cm">
          <text:p/>
        </draw:line>
        <draw:custom-shape draw:style-name="gr5" draw:text-style-name="P5" draw:layer="layout" svg:width="5cm" svg:height="2cm" svg:x="1cm" svg:y="1cm">
          <text:p text:style-name="P2">RS UI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5cm" svg:height="2cm" svg:x="9cm" svg:y="1cm">
            <text:p text:style-name="P2">OpenURL<text:line-break/>listener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cm" svg:height="2cm" svg:x="15cm" svg:y="1cm">
            <text:p text:style-name="P2">ISO ILL<text:line-break/>listener</text:p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3.5cm" svg:y1="3cm" svg:x2="7.6cm" svg:y2="10cm">
          <text:p/>
        </draw:line>
        <draw:line draw:style-name="gr4" draw:text-style-name="P3" draw:layer="layout" svg:x1="11.5cm" svg:y1="3cm" svg:x2="7.6cm" svg:y2="10cm">
          <text:p/>
        </draw:line>
        <draw:line draw:style-name="gr4" draw:text-style-name="P3" draw:layer="layout" svg:x1="17.5cm" svg:y1="3cm" svg:x2="13.5cm" svg:y2="10cm">
          <text:p/>
        </draw:line>
        <draw:line draw:style-name="gr4" draw:text-style-name="P3" draw:layer="layout" svg:x1="3.5cm" svg:y1="3cm" svg:x2="13.5cm" svg:y2="10cm">
          <text:p/>
        </draw:line>
        <draw:line draw:style-name="gr4" draw:text-style-name="P3" draw:layer="layout" svg:x1="11.501cm" svg:y1="3cm" svg:x2="13.5cm" svg:y2="10cm">
          <text:p/>
        </draw:line>
        <draw:line draw:style-name="gr4" draw:text-style-name="P3" draw:layer="layout" svg:x1="17.501cm" svg:y1="3cm" svg:x2="7.6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9-02-01T12:14:24.057042762</meta:creation-date>
    <meta:generator>LibreOffice/6.1.3.2$MacOSX_X86_64 LibreOffice_project/86daf60bf00efa86ad547e59e09d6bb77c699acb</meta:generator>
    <dc:date>2019-02-01T12:28:47.247708588</dc:date>
    <dc:creator>Mike Taylor</dc:creator>
    <meta:editing-duration>PT14M22S</meta:editing-duration>
    <meta:editing-cycles>2</meta:editing-cycles>
    <meta:document-statistic meta:object-count="16"/>
  </office:meta>
</office:document-meta>
</file>